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b3b3" draw:textarea-horizontal-align="left" draw:textarea-vertical-align="top" draw:auto-grow-height="false" fo:min-height="1.55cm" fo:min-width="6.3cm"/>
      <style:paragraph-properties style:writing-mode="lr-tb"/>
    </style:style>
    <style:style style:name="gr2" style:family="graphic" style:parent-style-name="standard">
      <style:graphic-properties draw:textarea-horizontal-align="left" draw:textarea-vertical-align="top" draw:auto-grow-height="false" fo:min-height="1.55cm" fo:min-width="5.5cm"/>
      <style:paragraph-properties style:writing-mode="lr-tb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55cm" fo:min-width="3.9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414cm" fo:min-width="3.364cm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5cm" fo:min-width="3.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4pt" fo:font-weight="bold" style:font-size-asian="14pt" style:font-size-complex="14pt"/>
    </style:style>
    <style:style style:name="P2" style:family="paragraph">
      <loext:graphic-properties draw:fill-color="#b3b3b3"/>
      <style:paragraph-properties fo:text-align="center"/>
      <style:text-properties fo:font-size="14pt" fo:font-weight="bold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ffff99"/>
      <style:paragraph-properties fo:text-align="center"/>
      <style:text-properties fo:font-weight="bold"/>
    </style:style>
    <style:style style:name="P6" style:family="paragraph">
      <loext:graphic-properties draw:fill="solid"/>
      <style:paragraph-properties fo:text-align="center"/>
      <style:text-properties fo:font-weight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font-size="15pt" fo:font-weight="bold" style:font-size-asian="15pt" style:font-size-complex="15pt"/>
    </style:style>
    <style:style style:name="P9" style:family="paragraph">
      <loext:graphic-properties draw:fill-color="#ffff99"/>
      <style:paragraph-properties fo:text-align="center"/>
      <style:text-properties fo:font-size="15pt" fo:font-weight="bold" style:font-size-asian="15pt" style:font-size-complex="15pt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.8cm" svg:height="1.8cm" svg:x="19.8cm" svg:y="11.2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1.8cm" svg:x="10.264cm" svg:y="11.264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1.8cm" svg:x="19.264cm" svg:y="1.873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cm" svg:height="1.8cm" svg:x="1.761cm" svg:y="1.62cm">
          <text:p text:style-name="P3"><text:span text:style-name="T2">wl_list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5" draw:layer="layout" svg:width="4.4cm" svg:height="0.8cm" svg:x="3.161cm" svg:y="2.42cm">
            <text:p text:style-name="P4">Prev <text:s text:c="3"/>Next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5.361cm" svg:y1="2.42cm" svg:x2="5.361cm" svg:y2="3.22cm">
            <text:p/>
          </draw:line>
        </draw:g>
        <draw:connector draw:style-name="gr5" draw:text-style-name="P7" draw:layer="layout" draw:type="curve" draw:line-skew="0.637cm 0.712cm" svg:x1="7.561cm" svg:y1="2.82cm" svg:x2="4.761cm" svg:y2="3.42cm" draw:start-shape="id1" draw:start-glue-point="1" draw:end-shape="id2" draw:end-glue-point="2" svg:d="M7561 2820c2007 0 1673 907 471 1512s-3271 907-3271-912" svg:viewBox="0 0 4240 1981">
          <text:p/>
        </draw:connector>
        <draw:connector draw:style-name="gr5" draw:text-style-name="P7" draw:layer="layout" draw:type="curve" draw:line-skew="0cm -0.711cm" svg:x1="3.161cm" svg:y1="2.82cm" svg:x2="4.761cm" svg:y2="1.62cm" draw:start-shape="id1" draw:start-glue-point="3" draw:end-shape="id2" draw:end-glue-point="0" svg:d="M3161 2820c-2851 0-2377-1206-1264-1961s2864-1057 2864 761" svg:viewBox="0 0 3734 2554">
          <text:p/>
        </draw:connector>
        <draw:custom-shape draw:style-name="gr2" draw:text-style-name="P3" xml:id="id5" draw:id="id5" draw:layer="layout" svg:width="6cm" svg:height="1.8cm" svg:x="10.225cm" svg:y="1.893cm">
          <text:p text:style-name="P3"><text:span text:style-name="T2">wl_list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5" draw:layer="layout" svg:width="4.4cm" svg:height="0.8cm" svg:x="11.625cm" svg:y="2.693cm">
            <text:p text:style-name="P4">Prev <text:s text:c="3"/>Next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3.825cm" svg:y1="2.693cm" svg:x2="13.825cm" svg:y2="3.493cm">
            <text:p/>
          </draw:line>
        </draw:g>
        <draw:connector draw:style-name="gr5" draw:text-style-name="P7" draw:layer="layout" draw:type="curve" draw:line-skew="-1.701cm 0.512cm" svg:x1="16.025cm" svg:y1="3.093cm" svg:x2="23.664cm" svg:y2="3.473cm" draw:start-shape="id3" draw:start-glue-point="1" draw:end-shape="id4" draw:end-glue-point="2" svg:d="M16025 3093c1528 0 1273 697 2801 1172s4838 727 4838-792" svg:viewBox="0 0 7640 1539">
          <text:p/>
        </draw:connector>
        <draw:connector draw:style-name="gr5" draw:text-style-name="P7" draw:layer="layout" draw:type="curve" draw:line-skew="0cm -0.669cm" svg:x1="11.625cm" svg:y1="3.093cm" svg:x2="23.664cm" svg:y2="2.673cm" draw:start-shape="id3" draw:start-glue-point="3" draw:end-shape="id4" draw:end-glue-point="0" svg:d="M11625 3093c-751 0-627-795 2571-1339s9468-836 9468 919" svg:viewBox="0 0 12421 1759">
          <text:p/>
        </draw:connector>
        <draw:g xml:id="id4" draw:id="id4">
          <draw:custom-shape draw:style-name="gr3" draw:text-style-name="P5" draw:layer="layout" svg:width="4.4cm" svg:height="0.8cm" svg:x="21.464cm" svg:y="2.673cm">
            <text:p text:style-name="P4">Prev <text:s text:c="3"/>Next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3.664cm" svg:y1="2.673cm" svg:x2="23.664cm" svg:y2="3.473cm">
            <text:p/>
          </draw:line>
        </draw:g>
        <draw:connector draw:style-name="gr5" draw:text-style-name="P7" draw:layer="layout" draw:type="curve" draw:line-skew="0.945cm 0.995cm" svg:x1="25.864cm" svg:y1="3.073cm" svg:x2="13.225cm" svg:y2="3.693cm" draw:start-shape="id4" draw:start-glue-point="1" draw:end-shape="id5" draw:end-glue-point="2" svg:d="M25864 3073c2169 0 1808 1058-1894 1774s-10745 1090-10745-1154" svg:viewBox="0 0 13976 2328">
          <text:p/>
        </draw:connector>
        <draw:connector draw:style-name="gr5" draw:text-style-name="P7" draw:layer="layout" draw:type="curve" svg:x1="21.464cm" svg:y1="3.073cm" svg:x2="16.225cm" svg:y2="2.793cm" draw:start-shape="id4" draw:start-glue-point="3" draw:end-shape="id5" svg:d="M21464 3073c-3928 0-1309-280-5239-280" svg:viewBox="0 0 5240 281">
          <text:p/>
        </draw:connector>
        <draw:custom-shape draw:style-name="gr2" draw:text-style-name="P3" xml:id="id9" draw:id="id9" draw:layer="layout" svg:width="6cm" svg:height="1.8cm" svg:x="1.225cm" svg:y="11.284cm">
          <text:p text:style-name="P3"><text:span text:style-name="T2">wl_list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3" draw:text-style-name="P5" draw:layer="layout" svg:width="4.4cm" svg:height="0.8cm" svg:x="2.625cm" svg:y="12.084cm">
            <text:p text:style-name="P4">Prev <text:s text:c="3"/>Next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4.825cm" svg:y1="12.084cm" svg:x2="4.825cm" svg:y2="12.884cm">
            <text:p/>
          </draw:line>
        </draw:g>
        <draw:connector draw:style-name="gr5" draw:text-style-name="P7" draw:layer="layout" draw:type="curve" draw:line-skew="-1.177cm 0.448cm" svg:x1="7.025cm" svg:y1="12.484cm" svg:x2="14.932cm" svg:y2="12.864cm" draw:start-shape="id6" draw:start-glue-point="1" draw:end-shape="id7" draw:end-glue-point="2" svg:d="M7025 12484c2716 0 2263 665 3561 1116s4346 687 4346-736" svg:viewBox="0 0 7908 1465">
          <text:p/>
        </draw:connector>
        <draw:connector draw:style-name="gr5" draw:text-style-name="P7" draw:layer="layout" draw:type="curve" draw:line-skew="0cm -2.105cm" svg:x1="2.625cm" svg:y1="12.484cm" svg:x2="24.4cm" svg:y2="12cm" draw:start-shape="id6" draw:start-glue-point="3" draw:end-shape="id8" draw:end-glue-point="0" svg:d="M2625 12484c-751 0-627-1546 5005-2644s16770-1749 16770 2160" svg:viewBox="0 0 22103 3487">
          <text:p/>
        </draw:connector>
        <draw:connector draw:style-name="gr5" draw:text-style-name="P7" draw:layer="layout" draw:type="curve" draw:line-skew="-1.67cm" svg:x1="16.864cm" svg:y1="12.532cm" svg:x2="24.4cm" svg:y2="12.8cm" draw:start-shape="id7" draw:start-glue-point="1" draw:end-shape="id8" draw:end-glue-point="2" svg:d="M16864 12532c1647 0 1371 385 2844 640s4692 379 4692-372" svg:viewBox="0 0 7537 838">
          <text:p/>
        </draw:connector>
        <draw:connector draw:style-name="gr5" draw:text-style-name="P7" draw:layer="layout" draw:type="curve" svg:x1="13cm" svg:y1="12.532cm" svg:x2="7.225cm" svg:y2="12.184cm" draw:start-shape="id7" draw:start-glue-point="3" draw:end-shape="id9" svg:d="M13000 12532c-4330 0-1443-348-5775-348" svg:viewBox="0 0 5776 349">
          <text:p/>
        </draw:connector>
        <draw:g xml:id="id7" draw:id="id7">
          <draw:custom-shape draw:style-name="gr6" draw:text-style-name="P9" draw:layer="layout" svg:width="3.864cm" svg:height="0.664cm" svg:x="13cm" svg:y="12.2cm">
            <text:p text:style-name="P8"><text:span text:style-name="T3">Prev <text:s text:c="3"/>N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6" draw:layer="layout" svg:x1="14.932cm" svg:y1="12.2cm" svg:x2="14.932cm" svg:y2="12.864cm">
            <text:p/>
          </draw:line>
        </draw:g>
        <draw:g xml:id="id8" draw:id="id8">
          <draw:custom-shape draw:style-name="gr7" draw:text-style-name="P9" draw:layer="layout" svg:width="4cm" svg:height="0.8cm" svg:x="22.4cm" svg:y="12cm">
            <text:p text:style-name="P8"><text:span text:style-name="T3">Prev <text:s text:c="3"/>Next</text:span>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4.4cm" svg:y1="12cm" svg:x2="24.4cm" svg:y2="12.8cm">
            <text:p/>
          </draw:line>
        </draw:g>
        <draw:connector draw:style-name="gr5" draw:text-style-name="P7" draw:layer="layout" draw:type="curve" draw:line-skew="0.512cm 1.242cm" svg:x1="26.4cm" svg:y1="12.4cm" svg:x2="4.825cm" svg:y2="12.884cm" draw:start-shape="id8" draw:start-glue-point="1" draw:end-shape="id6" draw:end-glue-point="2" svg:d="M26400 12400c1519 0 1267 1114-4507 1888s-17068 1210-17068-1404" svg:viewBox="0 0 22367 2485">
          <text:p/>
        </draw:connector>
        <draw:connector draw:style-name="gr5" draw:text-style-name="P7" draw:layer="layout" draw:type="curve" draw:line-skew="0.908cm -0.775cm" svg:x1="22.4cm" svg:y1="12.4cm" svg:x2="14.932cm" svg:y2="12.2cm" draw:start-shape="id8" draw:start-glue-point="3" draw:end-shape="id7" draw:end-glue-point="0" svg:d="M22400 12400c-2790 0-2324-738-3494-1267s-3974-847-3974 1067" svg:viewBox="0 0 7469 1673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20-10-06T08:45:26.458339170</meta:creation-date>
    <dc:date>2020-10-06T09:15:48.402795737</dc:date>
    <dc:creator>david </dc:creator>
    <meta:editing-duration>PT9M51S</meta:editing-duration>
    <meta:editing-cycles>1</meta:editing-cycles>
    <meta:document-statistic meta:object-count="59"/>
    <meta:generator>LibreOffice/6.4.6.2$Linux_X86_64 LibreOffice_project/40$Build-2</meta:generator>
  </office:meta>
</office:document-meta>
</file>